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C0000037E43C264B4A513FAF0.png" manifest:media-type="image/png"/>
  <manifest:file-entry manifest:full-path="Pictures/10000000000002B700000365A47C1BA1796043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d7716" officeooo:paragraph-rsid="000d7716"/>
    </style:style>
    <style:style style:name="P2" style:family="paragraph" style:parent-style-name="Title">
      <style:text-properties officeooo:rsid="000d7716" officeooo:paragraph-rsid="000d7716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istian Lage Fern<text:span text:style-name="T1">ández</text:span></text:p>
      <text:p text:style-name="P1"><draw:frame draw:style-name="fr1" draw:name="Imagen1" text:anchor-type="paragraph" svg:x="-0.559cm" svg:y="0cm" svg:width="9.917cm" svg:height="12.398cm" draw:z-index="0"><draw:image xlink:href="Pictures/10000000000002B700000365A47C1BA17960439E.png" xlink:type="simple" xlink:show="embed" xlink:actuate="onLoad" draw:mime-type="image/png"/></draw:frame><text:span text:style-name="T1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n2" text:anchor-type="paragraph" svg:x="-0.536cm" svg:y="0.03cm" svg:width="10.664cm" svg:height="10.433cm" draw:z-index="1"><draw:image xlink:href="Pictures/10000000000002CC0000037E43C264B4A513FAF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7:05:23.360478113</meta:creation-date>
    <dc:date>2024-02-05T17:15:13.580000949</dc:date>
    <meta:editing-duration>PT9M50S</meta:editing-duration>
    <meta:editing-cycles>1</meta:editing-cycles>
    <meta:document-statistic meta:table-count="0" meta:image-count="2" meta:object-count="0" meta:page-count="1" meta:paragraph-count="1" meta:word-count="3" meta:character-count="23" meta:non-whitespace-character-count="21"/>
    <meta:generator>LibreOffice/7.3.7.2$Linux_X86_64 LibreOffice_project/30$Build-2</meta:generator>
  </office:meta>
</office:document-meta>
</file>